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erablePropertySource.contains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blePropertySource.EnumerablePropertySour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blePropertySource.EnumerablePropertySource( String name , 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